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25cm" style:rel-column-width="8191*"/>
    </style:style>
    <style:style style:name="Tabela1.H" style:family="table-column">
      <style:table-column-properties style:column-width="2.127cm" style:rel-column-width="819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H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125cm" style:rel-column-width="8191*"/>
    </style:style>
    <style:style style:name="Tabela2.H" style:family="table-column">
      <style:table-column-properties style:column-width="2.127cm" style:rel-column-width="819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H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125cm" style:rel-column-width="8191*"/>
    </style:style>
    <style:style style:name="Tabela3.H" style:family="table-column">
      <style:table-column-properties style:column-width="2.127cm" style:rel-column-width="819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H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0.159cm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401cm" style:rel-column-width="1310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55da3" officeooo:paragraph-rsid="00055da3"/>
    </style:style>
    <style:style style:name="P2" style:family="paragraph" style:parent-style-name="Standard">
      <style:paragraph-properties fo:text-align="start" style:justify-single-word="false"/>
      <style:text-properties officeooo:rsid="00055da3" officeooo:paragraph-rsid="00055da3"/>
    </style:style>
    <style:style style:name="P3" style:family="paragraph" style:parent-style-name="Standard">
      <style:paragraph-properties fo:text-align="justify" style:justify-single-word="false"/>
      <style:text-properties officeooo:rsid="00055da3" officeooo:paragraph-rsid="00055da3"/>
    </style:style>
    <style:style style:name="P4" style:family="paragraph" style:parent-style-name="Standard">
      <style:paragraph-properties fo:text-align="start" style:justify-single-word="false"/>
      <style:text-properties officeooo:paragraph-rsid="0009b8ec"/>
    </style:style>
    <style:style style:name="P5" style:family="paragraph" style:parent-style-name="Standard">
      <style:paragraph-properties fo:text-align="start" style:justify-single-word="false"/>
      <style:text-properties officeooo:rsid="0005ac11" officeooo:paragraph-rsid="0005ac11"/>
    </style:style>
    <style:style style:name="P6" style:family="paragraph" style:parent-style-name="Standard">
      <style:paragraph-properties fo:text-align="start" style:justify-single-word="false"/>
      <style:text-properties officeooo:rsid="0005ac11" officeooo:paragraph-rsid="00061f8c"/>
    </style:style>
    <style:style style:name="P7" style:family="paragraph" style:parent-style-name="Standard">
      <style:paragraph-properties fo:text-align="start" style:justify-single-word="false"/>
      <style:text-properties officeooo:rsid="0005ac11" officeooo:paragraph-rsid="0006b1d0"/>
    </style:style>
    <style:style style:name="P8" style:family="paragraph" style:parent-style-name="Standard">
      <style:paragraph-properties fo:text-align="justify" style:justify-single-word="false"/>
      <style:text-properties officeooo:rsid="0005ac11" officeooo:paragraph-rsid="0006b1d0"/>
    </style:style>
    <style:style style:name="P9" style:family="paragraph" style:parent-style-name="Standard">
      <style:paragraph-properties fo:text-align="justify" style:justify-single-word="false"/>
      <style:text-properties officeooo:rsid="0005ac11" officeooo:paragraph-rsid="0005ac11"/>
    </style:style>
    <style:style style:name="P10" style:family="paragraph" style:parent-style-name="Standard">
      <style:paragraph-properties fo:text-align="justify" style:justify-single-word="false"/>
      <style:text-properties officeooo:rsid="0006b1d0" officeooo:paragraph-rsid="0006b1d0"/>
    </style:style>
    <style:style style:name="P11" style:family="paragraph" style:parent-style-name="Standard">
      <style:paragraph-properties fo:text-align="start" style:justify-single-word="false"/>
      <style:text-properties officeooo:rsid="000a80a2" officeooo:paragraph-rsid="000a80a2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abe6d" officeooo:paragraph-rsid="001092b3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abe6d" officeooo:paragraph-rsid="00120a28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abe6d" officeooo:paragraph-rsid="001274c5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abe6d" officeooo:paragraph-rsid="000abe6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092b3" officeooo:paragraph-rsid="001092b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092b3" officeooo:paragraph-rsid="001274c5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20a28" officeooo:paragraph-rsid="00120a28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274c5" officeooo:paragraph-rsid="001274c5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317e9" officeooo:paragraph-rsid="0014246b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rsid="000abe6d" officeooo:paragraph-rsid="000abe6d"/>
    </style:style>
    <style:style style:name="P22" style:family="paragraph" style:parent-style-name="Standard">
      <style:paragraph-properties fo:text-align="justify" style:justify-single-word="false"/>
      <style:text-properties officeooo:rsid="000f75dd" officeooo:paragraph-rsid="000f75dd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2abdb" officeooo:paragraph-rsid="0012abdb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317e9" officeooo:paragraph-rsid="001317e9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317e9" officeooo:paragraph-rsid="0014246b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0854a" officeooo:paragraph-rsid="001092b3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0854a" officeooo:paragraph-rsid="00120a28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0854a" officeooo:paragraph-rsid="001274c5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0854a" officeooo:paragraph-rsid="000abe6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274c5" officeooo:paragraph-rsid="00120a28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officeooo:rsid="0009b8ec" officeooo:paragraph-rsid="0009b8ec"/>
    </style:style>
    <style:style style:name="P32" style:family="paragraph" style:parent-style-name="Table_20_Contents">
      <style:paragraph-properties fo:text-align="start" style:justify-single-word="false"/>
      <style:text-properties officeooo:rsid="00055da3" officeooo:paragraph-rsid="00055da3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055da3" officeooo:paragraph-rsid="00055da3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055da3" officeooo:paragraph-rsid="00061f8c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055da3" officeooo:paragraph-rsid="0006b1d0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009b8ec" officeooo:paragraph-rsid="0009b8ec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officeooo:rsid="000b53c9" officeooo:paragraph-rsid="000b53c9"/>
    </style:style>
    <style:style style:name="P38" style:family="paragraph" style:parent-style-name="Table_20_Contents">
      <style:paragraph-properties fo:text-align="start" style:justify-single-word="false"/>
      <style:text-properties officeooo:rsid="000b6929" officeooo:paragraph-rsid="000b6929"/>
    </style:style>
    <style:style style:name="P39" style:family="paragraph" style:parent-style-name="Table_20_Contents">
      <style:paragraph-properties fo:text-align="start" style:justify-single-word="false"/>
      <style:text-properties officeooo:rsid="000b8cc3" officeooo:paragraph-rsid="000b8cc3"/>
    </style:style>
    <style:style style:name="P40" style:family="paragraph" style:parent-style-name="Table_20_Contents">
      <style:paragraph-properties fo:text-align="start" style:justify-single-word="false"/>
      <style:text-properties officeooo:rsid="000c81b5" officeooo:paragraph-rsid="000c81b5"/>
    </style:style>
    <style:style style:name="P41" style:family="paragraph" style:parent-style-name="Standard" style:list-style-name="L1">
      <style:paragraph-properties fo:text-align="justify" style:justify-single-word="false"/>
      <style:text-properties fo:font-weight="bold" officeooo:rsid="000abe6d" officeooo:paragraph-rsid="0010854a" style:font-weight-asian="bold" style:font-weight-complex="bold"/>
    </style:style>
    <style:style style:name="P42" style:family="paragraph" style:parent-style-name="Standard" style:list-style-name="L1">
      <style:paragraph-properties fo:text-align="justify" style:justify-single-word="false"/>
      <style:text-properties fo:font-weight="bold" officeooo:rsid="000abe6d" officeooo:paragraph-rsid="001092b3" style:font-weight-asian="bold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fo:font-weight="bold" officeooo:rsid="000abe6d" officeooo:paragraph-rsid="00120a28" style:font-weight-asian="bold" style:font-weight-complex="bold"/>
    </style:style>
    <style:style style:name="P44" style:family="paragraph" style:parent-style-name="Standard" style:list-style-name="L1">
      <style:paragraph-properties fo:text-align="justify" style:justify-single-word="false"/>
      <style:text-properties fo:font-weight="bold" officeooo:rsid="000abe6d" officeooo:paragraph-rsid="001274c5" style:font-weight-asian="bold" style:font-weight-complex="bold"/>
    </style:style>
    <style:style style:name="P45" style:family="paragraph" style:parent-style-name="Standard" style:list-style-name="L1">
      <style:paragraph-properties fo:text-align="justify" style:justify-single-word="false"/>
      <style:text-properties fo:font-weight="bold" officeooo:rsid="001092b3" officeooo:paragraph-rsid="001092b3" style:font-weight-asian="bold" style:font-weight-complex="bold"/>
    </style:style>
    <style:style style:name="P46" style:family="paragraph" style:parent-style-name="Standard" style:list-style-name="L1">
      <style:paragraph-properties fo:text-align="justify" style:justify-single-word="false"/>
      <style:text-properties fo:font-weight="bold" officeooo:rsid="00120a28" officeooo:paragraph-rsid="00120a28" style:font-weight-asian="bold" style:font-weight-complex="bold"/>
    </style:style>
    <style:style style:name="P47" style:family="paragraph" style:parent-style-name="Standard" style:list-style-name="L2">
      <style:paragraph-properties fo:text-align="justify" style:justify-single-word="false"/>
      <style:text-properties fo:font-weight="bold" officeooo:rsid="001274c5" officeooo:paragraph-rsid="001274c5" style:font-weight-asian="bold" style:font-weight-complex="bold"/>
    </style:style>
    <style:style style:name="P48" style:family="paragraph" style:parent-style-name="Standard" style:list-style-name="L1">
      <style:paragraph-properties fo:text-align="justify" style:justify-single-word="false"/>
      <style:text-properties fo:font-weight="normal" officeooo:rsid="0010854a" officeooo:paragraph-rsid="0010854a" style:font-weight-asian="normal" style:font-weight-complex="normal"/>
    </style:style>
    <style:style style:name="P49" style:family="paragraph" style:parent-style-name="Standard" style:list-style-name="L1">
      <style:paragraph-properties fo:text-align="justify" style:justify-single-word="false"/>
      <style:text-properties fo:font-weight="normal" officeooo:rsid="0010854a" officeooo:paragraph-rsid="001092b3" style:font-weight-asian="normal" style:font-weight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fo:font-weight="normal" officeooo:rsid="0010854a" officeooo:paragraph-rsid="00120a28" style:font-weight-asian="normal" style:font-weight-complex="normal"/>
    </style:style>
    <style:style style:name="P51" style:family="paragraph" style:parent-style-name="Standard" style:list-style-name="L1">
      <style:paragraph-properties fo:text-align="justify" style:justify-single-word="false"/>
      <style:text-properties fo:font-weight="normal" officeooo:rsid="0010854a" officeooo:paragraph-rsid="001274c5" style:font-weight-asian="normal" style:font-weight-complex="normal"/>
    </style:style>
    <style:style style:name="T1" style:family="text">
      <style:text-properties officeooo:rsid="0005ac11"/>
    </style:style>
    <style:style style:name="T2" style:family="text">
      <style:text-properties officeooo:rsid="00061f8c"/>
    </style:style>
    <style:style style:name="T3" style:family="text">
      <style:text-properties officeooo:rsid="0006b1d0"/>
    </style:style>
    <style:style style:name="T4" style:family="text">
      <style:text-properties officeooo:rsid="0009b8ec"/>
    </style:style>
    <style:style style:name="T5" style:family="text">
      <style:text-properties officeooo:rsid="000c81b5"/>
    </style:style>
    <style:style style:name="T6" style:family="text">
      <style:text-properties officeooo:rsid="000da05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854a" style:font-weight-asian="normal" style:font-weight-complex="normal"/>
    </style:style>
    <style:style style:name="T9" style:family="text">
      <style:text-properties fo:font-weight="normal" officeooo:rsid="001092b3" style:font-weight-asian="normal" style:font-weight-complex="normal"/>
    </style:style>
    <style:style style:name="T10" style:family="text">
      <style:text-properties fo:font-weight="normal" officeooo:rsid="00120a28" style:font-weight-asian="normal" style:font-weight-complex="normal"/>
    </style:style>
    <style:style style:name="T11" style:family="text">
      <style:text-properties fo:font-weight="normal" officeooo:rsid="001274c5" style:font-weight-asian="normal" style:font-weight-complex="normal"/>
    </style:style>
    <style:style style:name="T12" style:family="text">
      <style:text-properties officeooo:rsid="001317e9"/>
    </style:style>
    <style:style style:name="T13" style:family="text">
      <style:text-properties officeooo:rsid="0014bc20"/>
    </style:style>
    <style:style style:name="T14" style:family="text">
      <style:text-properties officeooo:rsid="0014ec72"/>
    </style:style>
    <style:style style:name="T15" style:family="text">
      <style:text-properties officeooo:rsid="0015a540"/>
    </style:style>
    <style:style style:name="T16" style:family="text">
      <style:text-properties officeooo:rsid="0017a72f"/>
    </style:style>
    <style:style style:name="T17" style:family="text">
      <style:text-properties officeooo:rsid="0019a05a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CEARÁ</text:p>
      <text:p text:style-name="P2"/>
      <text:p text:style-name="P2">Nome: José Robertty e Maria Tassiane</text:p>
      <text:p text:style-name="P2">Disciplina: Estrutura de Dados Avançada</text:p>
      <text:p text:style-name="P2">Professor: Fábio Dias</text:p>
      <text:p text:style-name="P3"/>
      <text:p text:style-name="P10">Este presente trabalho foi pensado com o intuito da visualização dos tempos de execução e da visualização da complexidade dos diferentes algoritmos utilizados para a implementação da Lista de Prioridades.</text:p>
      <text:p text:style-name="P10"/>
      <text:p text:style-name="P20">Especificações da Máquina:</text:p>
      <text:p text:style-name="P20"/>
      <text:p text:style-name="P25">- Sistema operacional: <text:span text:style-name="T17">Ubuntu 15.10</text:span></text:p>
      <text:p text:style-name="P25">- Processador: Intel core i5-4210U 1.70GHz</text:p>
      <text:p text:style-name="P25">- Memória: <text:s/>7,7 GiB</text:p>
      <text:p text:style-name="P25">- Tipo de sistema: 64-bit</text:p>
      <text:p text:style-name="P3"/>
      <text:p text:style-name="P3">Ao testarmos os algoritmos, temos os seguintes resultados para o Heap implementado para Lista de Prioridades, temos os tempos (em milissegundos) obtidos:</text:p>
      <text:p text:style-name="P3"/>
      <table:table table:name="Tabela1" table:style-name="Tabela1">
        <table:table-column table:style-name="Tabela1.A" table:number-columns-repeated="7"/>
        <table:table-column table:style-name="Tabela1.H"/>
        <table:table-row>
          <table:table-cell table:style-name="Tabela1.A1" office:value-type="string">
            <text:p text:style-name="P33">Operação/Tarefas</text:p>
          </table:table-cell>
          <table:table-cell table:style-name="Tabela1.A1" office:value-type="string">
            <text:p text:style-name="P33">100</text:p>
          </table:table-cell>
          <table:table-cell table:style-name="Tabela1.A1" office:value-type="string">
            <text:p text:style-name="P33">10000</text:p>
          </table:table-cell>
          <table:table-cell table:style-name="Tabela1.A1" office:value-type="string">
            <text:p text:style-name="P33">50000</text:p>
          </table:table-cell>
          <table:table-cell table:style-name="Tabela1.A1" office:value-type="string">
            <text:p text:style-name="P33">100000</text:p>
          </table:table-cell>
          <table:table-cell table:style-name="Tabela1.A1" office:value-type="string">
            <text:p text:style-name="P33">500000</text:p>
          </table:table-cell>
          <table:table-cell table:style-name="Tabela1.A1" office:value-type="string">
            <text:p text:style-name="P33">800000</text:p>
          </table:table-cell>
          <table:table-cell table:style-name="Tabela1.H1" office:value-type="string">
            <text:p text:style-name="P33">TOTAL</text:p>
          </table:table-cell>
        </table:table-row>
        <table:table-row>
          <table:table-cell table:style-name="Tabela1.A2" office:value-type="string">
            <text:p text:style-name="P33">I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33</text:p>
          </table:table-cell>
          <table:table-cell table:style-name="Tabela1.A2" office:value-type="string">
            <text:p text:style-name="P37">324</text:p>
          </table:table-cell>
          <table:table-cell table:style-name="Tabela1.A2" office:value-type="string">
            <text:p text:style-name="P37">1262</text:p>
          </table:table-cell>
          <table:table-cell table:style-name="Tabela1.A2" office:value-type="string">
            <text:p text:style-name="P37">29478</text:p>
          </table:table-cell>
          <table:table-cell table:style-name="Tabela1.A2" office:value-type="string">
            <text:p text:style-name="P37">78678</text:p>
          </table:table-cell>
          <table:table-cell table:style-name="Tabela1.H2" office:value-type="string">
            <text:p text:style-name="P37">109775</text:p>
          </table:table-cell>
        </table:table-row>
        <table:table-row>
          <table:table-cell table:style-name="Tabela1.A2" office:value-type="string">
            <text:p text:style-name="P33">A</text:p>
          </table:table-cell>
          <table:table-cell table:style-name="Tabela1.A2" office:value-type="string">
            <text:p text:style-name="P32">0</text:p>
          </table:table-cell>
          <table:table-cell table:style-name="Tabela1.A2" office:value-type="string">
            <text:p text:style-name="P37">33</text:p>
          </table:table-cell>
          <table:table-cell table:style-name="Tabela1.A2" office:value-type="string">
            <text:p text:style-name="P37">491</text:p>
          </table:table-cell>
          <table:table-cell table:style-name="Tabela1.A2" office:value-type="string">
            <text:p text:style-name="P37">2014</text:p>
          </table:table-cell>
          <table:table-cell table:style-name="Tabela1.A2" office:value-type="string">
            <text:p text:style-name="P37">48434</text:p>
          </table:table-cell>
          <table:table-cell table:style-name="Tabela1.A2" office:value-type="string">
            <text:p text:style-name="P37">121384</text:p>
          </table:table-cell>
          <table:table-cell table:style-name="Tabela1.H2" office:value-type="string">
            <text:p text:style-name="P37">172356</text:p>
          </table:table-cell>
        </table:table-row>
        <table:table-row>
          <table:table-cell table:style-name="Tabela1.A2" office:value-type="string">
            <text:p text:style-name="P33">S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20</text:p>
          </table:table-cell>
          <table:table-cell table:style-name="Tabela1.A2" office:value-type="string">
            <text:p text:style-name="P37">250</text:p>
          </table:table-cell>
          <table:table-cell table:style-name="Tabela1.A2" office:value-type="string">
            <text:p text:style-name="P37">1003</text:p>
          </table:table-cell>
          <table:table-cell table:style-name="Tabela1.A2" office:value-type="string">
            <text:p text:style-name="P37">23867</text:p>
          </table:table-cell>
          <table:table-cell table:style-name="Tabela1.A2" office:value-type="string">
            <text:p text:style-name="P37">60577</text:p>
          </table:table-cell>
          <table:table-cell table:style-name="Tabela1.H2" office:value-type="string">
            <text:p text:style-name="P37">85717</text:p>
          </table:table-cell>
        </table:table-row>
        <table:table-row>
          <table:table-cell table:style-name="Tabela1.A2" office:value-type="string">
            <text:p text:style-name="P33">R</text:p>
          </table:table-cell>
          <table:table-cell table:style-name="Tabela1.A2" office:value-type="string">
            <text:p text:style-name="P32">1</text:p>
          </table:table-cell>
          <table:table-cell table:style-name="Tabela1.A2" office:value-type="string">
            <text:p text:style-name="P37">18</text:p>
          </table:table-cell>
          <table:table-cell table:style-name="Tabela1.A2" office:value-type="string">
            <text:p text:style-name="P37">196</text:p>
          </table:table-cell>
          <table:table-cell table:style-name="Tabela1.A2" office:value-type="string">
            <text:p text:style-name="P37">748</text:p>
          </table:table-cell>
          <table:table-cell table:style-name="Tabela1.A2" office:value-type="string">
            <text:p text:style-name="P37">17830</text:p>
          </table:table-cell>
          <table:table-cell table:style-name="Tabela1.A2" office:value-type="string">
            <text:p text:style-name="P37">45572</text:p>
          </table:table-cell>
          <table:table-cell table:style-name="Tabela1.H2" office:value-type="string">
            <text:p text:style-name="P37">64365</text:p>
          </table:table-cell>
        </table:table-row>
        <table:table-row>
          <table:table-cell table:style-name="Tabela1.A2" office:value-type="string">
            <text:p text:style-name="P33">TOTAL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104</text:p>
          </table:table-cell>
          <table:table-cell table:style-name="Tabela1.A2" office:value-type="string">
            <text:p text:style-name="P37">1261</text:p>
          </table:table-cell>
          <table:table-cell table:style-name="Tabela1.A2" office:value-type="string">
            <text:p text:style-name="P37">5027</text:p>
          </table:table-cell>
          <table:table-cell table:style-name="Tabela1.A2" office:value-type="string">
            <text:p text:style-name="P37">119609</text:p>
          </table:table-cell>
          <table:table-cell table:style-name="Tabela1.A2" office:value-type="string">
            <text:p text:style-name="P37">306211</text:p>
          </table:table-cell>
          <table:table-cell table:style-name="Tabela1.H2" office:value-type="string">
            <text:p text:style-name="P37">432213</text:p>
          </table:table-cell>
        </table:table-row>
      </table:table>
      <text:p text:style-name="P5">Tabela 1 – Tem<text:span text:style-name="T2">p</text:span>os da implementação da Lista de Prioridades com Heap (I = Inserção, A = Alteração, S = Selecionar, R = Remover)</text:p>
      <text:p text:style-name="P5"/>
      <text:p text:style-name="P5"/>
      <text:p text:style-name="P5"><draw:frame draw:style-name="fr1" draw:name="Objeto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oft-page-break/></text:p>
      <text:p text:style-name="P9">Na tabela 1 <text:span text:style-name="T13">e no Gráfico 1</text:span>, vemos que a estrutura de dados Heap gasta muito tempo nas tarefas onde se utiliza mais alteração e gasta pouco tempo nas tarefas onde se utiliza mais remoção <text:span text:style-name="T2">e as tarefas que se utiliza mais seleção</text:span>.</text:p>
      <text:p text:style-name="P9"/>
      <text:p text:style-name="P9">A<text:span text:style-name="T2">gora vamos analisar a tabela da Lista de Prioridades implementada em um vetor ordenado, os tempos (em milissegundos) obtidos foram:</text:span></text:p>
      <text:p text:style-name="P9"/>
      <text:p text:style-name="P6"/>
      <table:table table:name="Tabela2" table:style-name="Tabela2">
        <table:table-column table:style-name="Tabela2.A" table:number-columns-repeated="7"/>
        <table:table-column table:style-name="Tabela2.H"/>
        <table:table-row>
          <table:table-cell table:style-name="Tabela2.A1" office:value-type="string">
            <text:p text:style-name="P34">Operação/Tarefas</text:p>
          </table:table-cell>
          <table:table-cell table:style-name="Tabela2.A1" office:value-type="string">
            <text:p text:style-name="P34">100</text:p>
          </table:table-cell>
          <table:table-cell table:style-name="Tabela2.A1" office:value-type="string">
            <text:p text:style-name="P34">10000</text:p>
          </table:table-cell>
          <table:table-cell table:style-name="Tabela2.A1" office:value-type="string">
            <text:p text:style-name="P34">50000</text:p>
          </table:table-cell>
          <table:table-cell table:style-name="Tabela2.A1" office:value-type="string">
            <text:p text:style-name="P34">100000</text:p>
          </table:table-cell>
          <table:table-cell table:style-name="Tabela2.A1" office:value-type="string">
            <text:p text:style-name="P34">500000</text:p>
          </table:table-cell>
          <table:table-cell table:style-name="Tabela2.A1" office:value-type="string">
            <text:p text:style-name="P34">800000</text:p>
          </table:table-cell>
          <table:table-cell table:style-name="Tabela2.H1" office:value-type="string">
            <text:p text:style-name="P34">TOTAL</text:p>
          </table:table-cell>
        </table:table-row>
        <table:table-row>
          <table:table-cell table:style-name="Tabela2.A2" office:value-type="string">
            <text:p text:style-name="P34">I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191</text:p>
          </table:table-cell>
          <table:table-cell table:style-name="Tabela2.A2" office:value-type="string">
            <text:p text:style-name="P38">4547</text:p>
          </table:table-cell>
          <table:table-cell table:style-name="Tabela2.A2" office:value-type="string">
            <text:p text:style-name="P38">18415</text:p>
          </table:table-cell>
          <table:table-cell table:style-name="Tabela2.A2" office:value-type="string">
            <text:p text:style-name="P38">459380</text:p>
          </table:table-cell>
          <table:table-cell table:style-name="Tabela2.A2" office:value-type="string">
            <text:p text:style-name="P38">13583305</text:p>
          </table:table-cell>
          <table:table-cell table:style-name="Tabela2.H2" office:value-type="string">
            <text:p text:style-name="P38">14065839</text:p>
          </table:table-cell>
        </table:table-row>
        <table:table-row>
          <table:table-cell table:style-name="Tabela2.A2" office:value-type="string">
            <text:p text:style-name="P34">A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154</text:p>
          </table:table-cell>
          <table:table-cell table:style-name="Tabela2.A2" office:value-type="string">
            <text:p text:style-name="P38">3856</text:p>
          </table:table-cell>
          <table:table-cell table:style-name="Tabela2.A2" office:value-type="string">
            <text:p text:style-name="P38">15359</text:p>
          </table:table-cell>
          <table:table-cell table:style-name="Tabela2.A2" office:value-type="string">
            <text:p text:style-name="P38">383733</text:p>
          </table:table-cell>
          <table:table-cell table:style-name="Tabela2.A2" office:value-type="string">
            <text:p text:style-name="P38">1098336</text:p>
          </table:table-cell>
          <table:table-cell table:style-name="Tabela2.H2" office:value-type="string">
            <text:p text:style-name="P38">1501439</text:p>
          </table:table-cell>
        </table:table-row>
        <table:table-row>
          <table:table-cell table:style-name="Tabela2.A2" office:value-type="string">
            <text:p text:style-name="P34">S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100</text:p>
          </table:table-cell>
          <table:table-cell table:style-name="Tabela2.A2" office:value-type="string">
            <text:p text:style-name="P38">2442</text:p>
          </table:table-cell>
          <table:table-cell table:style-name="Tabela2.A2" office:value-type="string">
            <text:p text:style-name="P38">9853</text:p>
          </table:table-cell>
          <table:table-cell table:style-name="Tabela2.A2" office:value-type="string">
            <text:p text:style-name="P38">248537</text:p>
          </table:table-cell>
          <table:table-cell table:style-name="Tabela2.A2" office:value-type="string">
            <text:p text:style-name="P38">707099</text:p>
          </table:table-cell>
          <table:table-cell table:style-name="Tabela2.H2" office:value-type="string">
            <text:p text:style-name="P38">968031</text:p>
          </table:table-cell>
        </table:table-row>
        <table:table-row>
          <table:table-cell table:style-name="Tabela2.A2" office:value-type="string">
            <text:p text:style-name="P34">R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74</text:p>
          </table:table-cell>
          <table:table-cell table:style-name="Tabela2.A2" office:value-type="string">
            <text:p text:style-name="P38">1795</text:p>
          </table:table-cell>
          <table:table-cell table:style-name="Tabela2.A2" office:value-type="string">
            <text:p text:style-name="P38">7215</text:p>
          </table:table-cell>
          <table:table-cell table:style-name="Tabela2.A2" office:value-type="string">
            <text:p text:style-name="P38">193889</text:p>
          </table:table-cell>
          <table:table-cell table:style-name="Tabela2.A2" office:value-type="string">
            <text:p text:style-name="P38">509070</text:p>
          </table:table-cell>
          <table:table-cell table:style-name="Tabela2.H2" office:value-type="string">
            <text:p text:style-name="P38">712044</text:p>
          </table:table-cell>
        </table:table-row>
        <table:table-row>
          <table:table-cell table:style-name="Tabela2.A2" office:value-type="string">
            <text:p text:style-name="P34">TOTAL</text:p>
          </table:table-cell>
          <table:table-cell table:style-name="Tabela2.A2" office:value-type="string">
            <text:p text:style-name="P38">3</text:p>
          </table:table-cell>
          <table:table-cell table:style-name="Tabela2.A2" office:value-type="string">
            <text:p text:style-name="P38">519</text:p>
          </table:table-cell>
          <table:table-cell table:style-name="Tabela2.A2" office:value-type="string">
            <text:p text:style-name="P38">12640</text:p>
          </table:table-cell>
          <table:table-cell table:style-name="Tabela2.A2" office:value-type="string">
            <text:p text:style-name="P38">50842</text:p>
          </table:table-cell>
          <table:table-cell table:style-name="Tabela2.A2" office:value-type="string">
            <text:p text:style-name="P38">1285539</text:p>
          </table:table-cell>
          <table:table-cell table:style-name="Tabela2.A2" office:value-type="string">
            <text:p text:style-name="P38">15897810</text:p>
          </table:table-cell>
          <table:table-cell table:style-name="Tabela2.H2" office:value-type="string">
            <text:p text:style-name="P38">17247353</text:p>
          </table:table-cell>
        </table:table-row>
      </table:table>
      <text:p text:style-name="P6">Tabela <text:span text:style-name="T2">2</text:span> – Tem<text:span text:style-name="T2">p</text:span>os da implementação da Lista de Prioridades com <text:span text:style-name="T2">vetor ordenado</text:span> (I = Inserção, A = Alteração, S = Selecionar, R = Remover)</text:p>
      <text:p text:style-name="P6"/>
      <text:p text:style-name="P6"/>
      <text:p text:style-name="P6"><draw:frame draw:style-name="fr1" draw:name="Objeto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8">Na tabela <text:span text:style-name="T4">2 e no Gráfico 2</text:span>, <text:span text:style-name="T3">podemos observar que a Lista de Prioridades utilizando o vetor ordenado possui menores tempos nas tarefas que possuem mais remoção e nas tarefas que possuem mais seleção. E possui maiores tempos nas tarefas que exigem mais inserções e as que exigem mais alteração.</text:span></text:p>
      <text:p text:style-name="P8"/>
      <text:p text:style-name="P10">Por fim, iremos observar os tempos de execução das tarefas utilizando um vetor não ordenado. Segue a tabela dos tempos (em milissegundos).</text:p>
      <text:p text:style-name="P10"/>
      <text:p text:style-name="P10"/>
      <text:p text:style-name="P10"><text:soft-page-break/></text:p>
      <table:table table:name="Tabela3" table:style-name="Tabela3">
        <table:table-column table:style-name="Tabela3.A" table:number-columns-repeated="7"/>
        <table:table-column table:style-name="Tabela3.H"/>
        <table:table-row>
          <table:table-cell table:style-name="Tabela3.A1" office:value-type="string">
            <text:p text:style-name="P35">Operação/Tarefas</text:p>
          </table:table-cell>
          <table:table-cell table:style-name="Tabela3.A1" office:value-type="string">
            <text:p text:style-name="P35">100</text:p>
          </table:table-cell>
          <table:table-cell table:style-name="Tabela3.A1" office:value-type="string">
            <text:p text:style-name="P35">10000</text:p>
          </table:table-cell>
          <table:table-cell table:style-name="Tabela3.A1" office:value-type="string">
            <text:p text:style-name="P35">50000</text:p>
          </table:table-cell>
          <table:table-cell table:style-name="Tabela3.A1" office:value-type="string">
            <text:p text:style-name="P35">100000</text:p>
          </table:table-cell>
          <table:table-cell table:style-name="Tabela3.A1" office:value-type="string">
            <text:p text:style-name="P35">500000</text:p>
          </table:table-cell>
          <table:table-cell table:style-name="Tabela3.A1" office:value-type="string">
            <text:p text:style-name="P35">800000</text:p>
          </table:table-cell>
          <table:table-cell table:style-name="Tabela3.H1" office:value-type="string">
            <text:p text:style-name="P35">TOTAL</text:p>
          </table:table-cell>
        </table:table-row>
        <table:table-row>
          <table:table-cell table:style-name="Tabela3.A2" office:value-type="string">
            <text:p text:style-name="P35">I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120</text:p>
          </table:table-cell>
          <table:table-cell table:style-name="Tabela3.A2" office:value-type="string">
            <text:p text:style-name="P39">1719</text:p>
          </table:table-cell>
          <table:table-cell table:style-name="Tabela3.A2" office:value-type="string">
            <text:p text:style-name="P39">9435</text:p>
          </table:table-cell>
          <table:table-cell table:style-name="Tabela3.A2" office:value-type="string">
            <text:p text:style-name="P39">236394</text:p>
          </table:table-cell>
          <table:table-cell table:style-name="Tabela3.A2" office:value-type="string">
            <text:p text:style-name="P39">642211</text:p>
          </table:table-cell>
          <table:table-cell table:style-name="Tabela3.H2" office:value-type="string">
            <text:p text:style-name="P40">889880</text:p>
          </table:table-cell>
        </table:table-row>
        <table:table-row table:style-name="Tabela3.3">
          <table:table-cell table:style-name="Tabela3.A2" office:value-type="string">
            <text:p text:style-name="P35">A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101</text:p>
          </table:table-cell>
          <table:table-cell table:style-name="Tabela3.A2" office:value-type="string">
            <text:p text:style-name="P39">2312</text:p>
          </table:table-cell>
          <table:table-cell table:style-name="Tabela3.A2" office:value-type="string">
            <text:p text:style-name="P39">9011</text:p>
          </table:table-cell>
          <table:table-cell table:style-name="Tabela3.A2" office:value-type="string">
            <text:p text:style-name="P39">222801</text:p>
          </table:table-cell>
          <table:table-cell table:style-name="Tabela3.A2" office:value-type="string">
            <text:p text:style-name="P39">584406</text:p>
          </table:table-cell>
          <table:table-cell table:style-name="Tabela3.H2" office:value-type="string">
            <text:p text:style-name="P40">818632</text:p>
          </table:table-cell>
        </table:table-row>
        <table:table-row>
          <table:table-cell table:style-name="Tabela3.A2" office:value-type="string">
            <text:p text:style-name="P35">S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119</text:p>
          </table:table-cell>
          <table:table-cell table:style-name="Tabela3.A2" office:value-type="string">
            <text:p text:style-name="P39">2780</text:p>
          </table:table-cell>
          <table:table-cell table:style-name="Tabela3.A2" office:value-type="string">
            <text:p text:style-name="P39">11100</text:p>
          </table:table-cell>
          <table:table-cell table:style-name="Tabela3.A2" office:value-type="string">
            <text:p text:style-name="P39">275252</text:p>
          </table:table-cell>
          <table:table-cell table:style-name="Tabela3.A2" office:value-type="string">
            <text:p text:style-name="P39">732183</text:p>
          </table:table-cell>
          <table:table-cell table:style-name="Tabela3.H2" office:value-type="string">
            <text:p text:style-name="P40">1021434</text:p>
          </table:table-cell>
        </table:table-row>
        <table:table-row>
          <table:table-cell table:style-name="Tabela3.A2" office:value-type="string">
            <text:p text:style-name="P35">R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96</text:p>
          </table:table-cell>
          <table:table-cell table:style-name="Tabela3.A2" office:value-type="string">
            <text:p text:style-name="P39">2089</text:p>
          </table:table-cell>
          <table:table-cell table:style-name="Tabela3.A2" office:value-type="string">
            <text:p text:style-name="P39">8370</text:p>
          </table:table-cell>
          <table:table-cell table:style-name="Tabela3.A2" office:value-type="string">
            <text:p text:style-name="P39">206251</text:p>
          </table:table-cell>
          <table:table-cell table:style-name="Tabela3.A2" office:value-type="string">
            <text:p text:style-name="P39">554287</text:p>
          </table:table-cell>
          <table:table-cell table:style-name="Tabela3.H2" office:value-type="string">
            <text:p text:style-name="P40">771093</text:p>
          </table:table-cell>
        </table:table-row>
        <table:table-row>
          <table:table-cell table:style-name="Tabela3.A2" office:value-type="string">
            <text:p text:style-name="P35">TOTAL</text:p>
          </table:table-cell>
          <table:table-cell table:style-name="Tabela3.A2" office:value-type="string">
            <text:p text:style-name="P39">2</text:p>
          </table:table-cell>
          <table:table-cell table:style-name="Tabela3.A2" office:value-type="string">
            <text:p text:style-name="P39">436</text:p>
          </table:table-cell>
          <table:table-cell table:style-name="Tabela3.A2" office:value-type="string">
            <text:p text:style-name="P39">8900</text:p>
          </table:table-cell>
          <table:table-cell table:style-name="Tabela3.A2" office:value-type="string">
            <text:p text:style-name="P40">37916</text:p>
          </table:table-cell>
          <table:table-cell table:style-name="Tabela3.A2" office:value-type="string">
            <text:p text:style-name="P40">940698</text:p>
          </table:table-cell>
          <table:table-cell table:style-name="Tabela3.A2" office:value-type="string">
            <text:p text:style-name="P40">2513087</text:p>
          </table:table-cell>
          <table:table-cell table:style-name="Tabela3.H2" office:value-type="string">
            <text:p text:style-name="P40">3501039</text:p>
          </table:table-cell>
        </table:table-row>
      </table:table>
      <text:p text:style-name="P7">Tabela <text:span text:style-name="T3">3</text:span> – Tem<text:span text:style-name="T2">p</text:span>os da implementação da Lista de Prioridades com <text:span text:style-name="T2">vetor não ordenado</text:span> (I = Inserção, A = Alteração, S = Selecionar, R = Remover)</text:p>
      <text:p text:style-name="P7"/>
      <text:p text:style-name="P7"/>
      <text:p text:style-name="P7"><draw:frame draw:style-name="fr1" draw:name="Objeto3" text:anchor-type="paragraph" svg:width="15.998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31">Na tabela 3 <text:span text:style-name="T14">e Gráfico 3</text:span>, vemos os tempos de execução de uma Lista de Prioridades implementada a partir de um vetor não ordenado. Podemos concluir que esta implementação é melhor para tarefas com mais remoções e é uma implementação ruim para tarefas que utilizem muita seleção.</text:p>
      <text:p text:style-name="P31"/>
      <text:p text:style-name="P31">Agora trabalhando com tempos totais (em milissegundos) em relação as operações iremos comparar os tempos de cada implementação.</text:p>
      <text:p text:style-name="P31"/>
      <table:table table:name="Tabela4" table:style-name="Tabela4">
        <table:table-column table:style-name="Tabela4.A" table:number-columns-repeated="5"/>
        <table:table-row>
          <table:table-cell table:style-name="Tabela4.A1" office:value-type="string">
            <text:p text:style-name="P36">Implementação/ Operação</text:p>
          </table:table-cell>
          <table:table-cell table:style-name="Tabela4.A1" office:value-type="string">
            <text:p text:style-name="P36">I</text:p>
          </table:table-cell>
          <table:table-cell table:style-name="Tabela4.A1" office:value-type="string">
            <text:p text:style-name="P36">A</text:p>
          </table:table-cell>
          <table:table-cell table:style-name="Tabela4.A1" office:value-type="string">
            <text:p text:style-name="P36">S</text:p>
          </table:table-cell>
          <table:table-cell table:style-name="Tabela4.E1" office:value-type="string">
            <text:p text:style-name="P36">R</text:p>
          </table:table-cell>
        </table:table-row>
        <table:table-row>
          <table:table-cell table:style-name="Tabela4.A2" office:value-type="string">
            <text:p text:style-name="P36">Heap</text:p>
          </table:table-cell>
          <table:table-cell table:style-name="Tabela4.A2" office:value-type="string">
            <text:p text:style-name="P40">109775</text:p>
          </table:table-cell>
          <table:table-cell table:style-name="Tabela4.A2" office:value-type="string">
            <text:p text:style-name="P40">172356</text:p>
          </table:table-cell>
          <table:table-cell table:style-name="Tabela4.A2" office:value-type="string">
            <text:p text:style-name="P40">85717</text:p>
          </table:table-cell>
          <table:table-cell table:style-name="Tabela4.E2" office:value-type="string">
            <text:p text:style-name="P40">64365</text:p>
          </table:table-cell>
        </table:table-row>
        <table:table-row>
          <table:table-cell table:style-name="Tabela4.A2" office:value-type="string">
            <text:p text:style-name="P36">VetorOrdenado</text:p>
          </table:table-cell>
          <table:table-cell table:style-name="Tabela4.A2" office:value-type="string">
            <text:p text:style-name="P40">14065839</text:p>
          </table:table-cell>
          <table:table-cell table:style-name="Tabela4.A2" office:value-type="string">
            <text:p text:style-name="P40">1501439</text:p>
          </table:table-cell>
          <table:table-cell table:style-name="Tabela4.A2" office:value-type="string">
            <text:p text:style-name="P40">968031</text:p>
          </table:table-cell>
          <table:table-cell table:style-name="Tabela4.E2" office:value-type="string">
            <text:p text:style-name="P40">712044</text:p>
          </table:table-cell>
        </table:table-row>
        <table:table-row>
          <table:table-cell table:style-name="Tabela4.A2" office:value-type="string">
            <text:p text:style-name="P36">VetorN<text:span text:style-name="T15">O</text:span>Ordenado</text:p>
          </table:table-cell>
          <table:table-cell table:style-name="Tabela4.A2" office:value-type="string">
            <text:p text:style-name="P40">889880</text:p>
          </table:table-cell>
          <table:table-cell table:style-name="Tabela4.A2" office:value-type="string">
            <text:p text:style-name="P40">818632</text:p>
          </table:table-cell>
          <table:table-cell table:style-name="Tabela4.A2" office:value-type="string">
            <text:p text:style-name="P40">1021434</text:p>
          </table:table-cell>
          <table:table-cell table:style-name="Tabela4.E2" office:value-type="string">
            <text:p text:style-name="P40">771093</text:p>
          </table:table-cell>
        </table:table-row>
      </table:table>
      <text:p text:style-name="P11">Tabela 4 – Comparação de tempos de execução das implementações de Lista de Prioridades em relação as operações <text:span text:style-name="T1">(I = Inserção, A = Alteração, S = Selecionar, R = Remover)</text:span></text:p>
      <text:p text:style-name="P11"/>
      <text:p text:style-name="P11"><text:soft-page-break/></text:p>
      <text:p text:style-name="P11"><draw:frame draw:style-name="fr2" draw:name="Objeto4" text:anchor-type="paragraph" svg:x="-1.884cm" svg:y="-2cm" svg:width="20.768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"/>
      <text:p text:style-name="P4"/>
      <text:p text:style-name="P21">Um fato relevante aqui é que o método construir também é um método que <text:span text:style-name="T5">não foi</text:span> computado seu tempo de forma agregada <text:span text:style-name="T6">para não atrapalhar e confundir na comparação dos tempos das operações.</text:span></text:p>
      <text:p text:style-name="P21"/>
      <text:p text:style-name="P22">Analisando a tabela <text:span text:style-name="T16">e o Gráfico </text:span>vemos que a estrutura Heap é a melhor estrutura para implementar uma lista de Prioridades. A implementação do vetor ordenado é melhor que o vetor não ordenado nas tarefas onde acontecem mais seleções e remoções.</text:p>
      <text:p text:style-name="P21"/>
      <text:p text:style-name="P21">Agora iremos analisar cada operação:</text:p>
      <text:p text:style-name="P21"/>
      <text:list xml:id="list1838098919338312031" text:style-name="L1">
        <text:list-item>
          <text:p text:style-name="P41">Inserção: <text:line-break/></text:p>
          <text:p text:style-name="P41"><text:span text:style-name="T8">Vimos que nas tarefas onde se utiliza mais inserções do que as outras operações o Heap tende a ser o melhor. A complexidade do Heap na inserção é O(log n) enquanto do vetor ordenado é O(n). Porém no vetor não ordenado é O(1), mas o fato das </text:span><text:span text:style-name="T10">demais</text:span><text:span text:style-name="T8"> operações serem muito mais lentas que o Heap, ele acaba tendo um tempo maior.</text:span></text:p>
          <text:p text:style-name="P48"/>
          <text:p text:style-name="P48">Fazendo uma comparação o tempo gasto nesta operação no Heap representa somente <text:s text:c="2"/></text:p>
        </text:list-item>
      </text:list>
      <text:p text:style-name="P15"><text:tab/><text:span text:style-name="T8">12% do tempo gasto usando vetor não ordenado e representa impressionantes 0,7% do <text:tab/>tempo gasto na implementação do vetor ordenado.</text:span></text:p>
      <text:p text:style-name="P29"/>
      <text:p text:style-name="P29"><text:tab/>Nas execuções onde acontece mais operações de inserção a implementação do vetor não <text:tab/>ordenado é muito mais rápido que do vetor ordenado, fato que deve-se a complexidade desta <text:tab/>operação no vetor ordenado.</text:p>
      <text:p text:style-name="P15"/>
      <text:list xml:id="list154556161200040" text:continue-numbering="true" text:style-name="L1">
        <text:list-item>
          <text:p text:style-name="P45">Alteração:</text:p>
        </text:list-item>
      </text:list>
      <text:p text:style-name="P16"><text:tab/></text:p>
      <text:p text:style-name="P16"><text:tab/><text:span text:style-name="T7">Podemos observar</text:span><text:span text:style-name="T8"> que nas tarefas onde se utiliza mais </text:span><text:span text:style-name="T7">alterações</text:span><text:span text:style-name="T8"> do que as outras operações <text:tab/>o Heap </text:span><text:span text:style-name="T7">é sempre superior</text:span><text:span text:style-name="T8">. A complexidade do Heap na </text:span><text:span text:style-name="T7">altera</text:span><text:span text:style-name="T8">ção é O(</text:span><text:span text:style-name="T10">n </text:span><text:span text:style-name="T7">log n</text:span><text:span text:style-name="T8">) </text:span><text:span text:style-name="T7">enquanto as <text:tab/>implementações do vetor ordenado e do vetor não ordenado possuem complexidade no pior <text:tab/>caso de O(n²) e O(n) respectivamente.</text:span></text:p>
      <text:list xml:id="list154556641818077" text:continue-numbering="true" text:style-name="L1">
        <text:list-header>
          <text:p text:style-name="P49"/>
          <text:p text:style-name="P42"><text:span text:style-name="T10">Comparando</text:span><text:span text:style-name="T8"> o tempo gasto nesta operação no Heap representa </text:span><text:span text:style-name="T9">21</text:span><text:span text:style-name="T8">% do tempo gasto usando vetor não ordenado e representa </text:span><text:span text:style-name="T10">11</text:span><text:span text:style-name="T8">% do tempo gasto na implementação do vetor ordenado.</text:span></text:p>
        </text:list-header>
      </text:list>
      <text:p text:style-name="P26"><text:soft-page-break/></text:p>
      <text:p text:style-name="P12"><text:span text:style-name="T8"><text:tab/></text:span><text:span text:style-name="T10">Vimos que nas execuções onde possuem mais este tipo de operação o tempo de execução do <text:tab/>vetor não ordenado é muito superior a implementação do vetor ordenado. Isso deve-se muito <text:tab/>a complexidade do vetor ordenado que é muito ruim em comparação com as demais <text:tab/>implementações da Lista de Prioridades.</text:span></text:p>
      <text:p text:style-name="P16"><text:tab/></text:p>
      <text:list xml:id="list154556811433610" text:continue-numbering="true" text:style-name="L1">
        <text:list-item>
          <text:p text:style-name="P46">Seleção:</text:p>
        </text:list-item>
      </text:list>
      <text:p text:style-name="P18"><text:tab/></text:p>
      <text:p text:style-name="P18"><text:tab/><text:span text:style-name="T8">Vimos que nas tarefas onde se utiliza mais </text:span><text:span text:style-name="T7">seleções</text:span><text:span text:style-name="T8"> do que as outras operações o Heap <text:tab/>tende a ser o melhor. A complexidade do Heap </text:span><text:span text:style-name="T7">e do vetor ordenado</text:span><text:span text:style-name="T8"> na </text:span><text:span text:style-name="T7">seleção</text:span><text:span text:style-name="T8"> é O(</text:span><text:span text:style-name="T7">1</text:span><text:span text:style-name="T8">) <text:tab/>enquanto do não ordenado é O(</text:span><text:span text:style-name="T7">n</text:span><text:span text:style-name="T8">).</text:span></text:p>
      <text:p text:style-name="P27"><text:tab/></text:p>
      <text:p text:style-name="P18"><text:span text:style-name="T8"><text:tab/></text:span><text:span text:style-name="T7">É bom lembrar que mesmo que a complexidade do Heap e a do vetor ordenado seja <text:tab/>semelhantes os tempos de execuções são diferentes, isso deve-se ao fato das outras <text:tab/>operações do vetor ordenado possuírem complexidade inferiores do que a implementação <text:tab/>com o Heap.</text:span></text:p>
      <text:list xml:id="list154555548660640" text:continue-numbering="true" text:style-name="L1">
        <text:list-header>
          <text:p text:style-name="P50"/>
          <text:p text:style-name="P43"><text:span text:style-name="T8">Fazendo uma comparação o tempo gasto nesta operação no Heap representa </text:span><text:span text:style-name="T11">aproximadamente 8</text:span><text:span text:style-name="T8">% do tempo gasto usando </text:span><text:span text:style-name="T11">nas implementações com</text:span><text:span text:style-name="T8"> vetor não ordenado e do vetor ordenado.</text:span></text:p>
        </text:list-header>
      </text:list>
      <text:p text:style-name="P27"/>
      <text:p text:style-name="P13"><text:span text:style-name="T8"><text:tab/></text:span><text:span text:style-name="T11">O fato das operações de inserção e alteração serem muito lentas na implementação do vetor <text:tab/>ordenado faz com que se equilibre o tempo de execução de tarefas onde possuem a mais <text:tab/>operações de seleção com o tempo de execução desse mesmo de tarefa com a <text:tab/>implementação do vetor não ordenado.</text:span></text:p>
      <text:p text:style-name="P30"/>
      <text:list xml:id="list7350867784890937212" text:style-name="L2">
        <text:list-item>
          <text:p text:style-name="P47">Remoção:</text:p>
        </text:list-item>
      </text:list>
      <text:p text:style-name="P19"/>
      <text:p text:style-name="P17"><text:tab/><text:span text:style-name="T7">Podemos observar</text:span><text:span text:style-name="T8"> que nas tarefas onde se utiliza mais </text:span><text:span text:style-name="T11">remoções</text:span><text:span text:style-name="T8"> do que as outras operações <text:tab/>o Heap </text:span><text:span text:style-name="T7">é sempre superior</text:span><text:span text:style-name="T8">. A complexidade do Heap na </text:span><text:span text:style-name="T7">altera</text:span><text:span text:style-name="T8">ção é O(</text:span><text:span text:style-name="T7">log n</text:span><text:span text:style-name="T8">) </text:span><text:span text:style-name="T7">enquanto as <text:tab/>implementações do vetor ordenado e do vetor não ordenado possuem complexidade no pior <text:tab/>caso de O(</text:span><text:span text:style-name="T11">1</text:span><text:span text:style-name="T7">) e O(n) respectivamente.</text:span></text:p>
      <text:list xml:id="list154556680684208" text:continue-list="list154555548660640" text:style-name="L1">
        <text:list-header>
          <text:p text:style-name="P51"/>
          <text:p text:style-name="P44"><text:span text:style-name="T10">Comparando</text:span><text:span text:style-name="T8"> o tempo gasto nesta operação no Heap representa <text:s/></text:span><text:span text:style-name="T11">somente 9</text:span><text:span text:style-name="T8">% do tempo gasto usando vetor não ordenado e representa </text:span><text:span text:style-name="T11">8</text:span><text:span text:style-name="T8">% do tempo gasto na implementação do vetor</text:span><text:span text:style-name="T11"> </text:span><text:span text:style-name="T8">ordenado.</text:span></text:p>
        </text:list-header>
      </text:list>
      <text:p text:style-name="P28"/>
      <text:p text:style-name="P14"><text:span text:style-name="T8"><text:tab/></text:span><text:span text:style-name="T11">Apesar da complexidade do vetor ordenado ser a melhor que as das demais implementações, <text:tab/>o tempo do vetor ordenado é muito ruim em relação ao Heap, pois as demais operações <text:tab/>possuem sempre implementações de complexidade piores ou iguais no vetor ordenado em <text:tab/>comparação ao Heap.</text:span></text:p>
      <text:p text:style-name="P19"><text:tab/></text:p>
      <text:p text:style-name="P23">Podemos concluir que na grande maioria dos casos é melhor implementar uma Lista de Prioridades utilizando o Heap do que utilizando as outras estruturas. E podemos observar que a implementação do vetor ordenado é de me<text:span text:style-name="T12">lhor que a melhor que a implementação do vetor não ordenado em nas operações onde acontecem mais operações de seleção e remoção e é inferior onde acontecem mais operações de inserção e alteração.</text:span></text:p>
      <text:p text:style-name="P16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0:53:18.580539088</meta:creation-date>
    <dc:date>2017-03-26T15:45:54.637005192</dc:date>
    <meta:editing-duration>PT1H9M37S</meta:editing-duration>
    <meta:editing-cycles>12</meta:editing-cycles>
    <meta:generator>LibreOffice/4.2.8.2$Linux_X86_64 LibreOffice_project/420m0$Build-2</meta:generator>
    <meta:document-statistic meta:table-count="4" meta:image-count="0" meta:object-count="4" meta:page-count="5" meta:paragraph-count="216" meta:word-count="1262" meta:character-count="7293" meta:non-whitespace-character-count="62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7.003cm" svg:y="0.315cm" chart:style-name="ch2">
          <text:p>Gráfico 1</text:p>
        </chart:title>
        <chart:subtitle svg:x="2.624cm" svg:y="1.299cm" chart:style-name="ch3">
          <text:p>Tempos da implementação da Lista de Prioridades com Heap</text:p>
        </chart:subtitle>
        <chart:legend chart:legend-position="end" svg:x="12.942cm" svg:y="2.955cm" style:legend-expansion="high" chart:style-name="ch4"/>
        <chart:plot-area chart:style-name="ch5" chart:data-source-has-labels="both" svg:x="1.33cm" svg:y="2.187cm" svg:width="11.293cm" svg:height="5.65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787cm" svg:y="2.256cm" svg:width="9.741cm" svg:height="4.9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6.204cm" svg:y="8.018cm" chart:style-name="ch7">
              <text:p>Operação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5.904cm" chart:style-name="ch9">
              <text:p>Tempo (ms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5" chart:label-cell-address="local-table.$B$1" chart:class="chart:bar">
            <chart:data-point chart:repeated="4"/>
          </chart:series>
          <chart:series chart:style-name="ch12" chart:values-cell-range-address="local-table.$C$2:.$C$5" chart:label-cell-address="local-table.$C$1" chart:class="chart:bar">
            <chart:data-point chart:repeated="4"/>
          </chart:series>
          <chart:series chart:style-name="ch13" chart:values-cell-range-address="local-table.$D$2:.$D$5" chart:label-cell-address="local-table.$D$1" chart:class="chart:bar">
            <chart:data-point chart:repeated="4"/>
          </chart:series>
          <chart:series chart:style-name="ch14" chart:values-cell-range-address="local-table.$E$2:.$E$5" chart:label-cell-address="local-table.$E$1" chart:class="chart:bar">
            <chart:data-point chart:repeated="4"/>
          </chart:series>
          <chart:series chart:style-name="ch15" chart:values-cell-range-address="local-table.$F$2:.$F$5" chart:label-cell-address="local-table.$F$1" chart:class="chart:bar">
            <chart:data-point chart:repeated="4"/>
          </chart:series>
          <chart:series chart:style-name="ch16" chart:values-cell-range-address="local-table.$G$2:.$G$5" chart:label-cell-address="local-table.$G$1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 Tarefas</text:p>
              </table:table-cell>
              <table:table-cell office:value-type="string">
                <text:p>10000 Tarefas</text:p>
              </table:table-cell>
              <table:table-cell office:value-type="string">
                <text:p>50000 Tarefas</text:p>
              </table:table-cell>
              <table:table-cell office:value-type="string">
                <text:p>100000 Tarefas</text:p>
              </table:table-cell>
              <table:table-cell office:value-type="string">
                <text:p>500000 Tarefas</text:p>
              </table:table-cell>
              <table:table-cell office:value-type="string">
                <text:p>800000 Tarefas</text:p>
              </table:table-cell>
            </table:table-row>
          </table:table-header-rows>
          <table:table-rows>
            <table:table-row>
              <table:table-cell office:value-type="string">
                <text:p>Inserção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24">
                <text:p>324</text:p>
              </table:table-cell>
              <table:table-cell office:value-type="float" office:value="1262">
                <text:p>1262</text:p>
              </table:table-cell>
              <table:table-cell office:value-type="float" office:value="29478">
                <text:p>29478</text:p>
              </table:table-cell>
              <table:table-cell office:value-type="float" office:value="78678">
                <text:p>78678</text:p>
              </table:table-cell>
            </table:table-row>
            <table:table-row>
              <table:table-cell office:value-type="string">
                <text:p>Alteração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491">
                <text:p>491</text:p>
              </table:table-cell>
              <table:table-cell office:value-type="float" office:value="2014">
                <text:p>2014</text:p>
              </table:table-cell>
              <table:table-cell office:value-type="float" office:value="48434">
                <text:p>48434</text:p>
              </table:table-cell>
              <table:table-cell office:value-type="float" office:value="121384">
                <text:p>121384</text:p>
              </table:table-cell>
            </table:table-row>
            <table:table-row>
              <table:table-cell office:value-type="string">
                <text:p>Seleção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1003">
                <text:p>1003</text:p>
              </table:table-cell>
              <table:table-cell office:value-type="float" office:value="23867">
                <text:p>23867</text:p>
              </table:table-cell>
              <table:table-cell office:value-type="float" office:value="60577">
                <text:p>60577</text:p>
              </table:table-cell>
            </table:table-row>
            <table:table-row>
              <table:table-cell office:value-type="string">
                <text:p>Remoção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748">
                <text:p>748</text:p>
              </table:table-cell>
              <table:table-cell office:value-type="float" office:value="17830">
                <text:p>17830</text:p>
              </table:table-cell>
              <table:table-cell office:value-type="float" office:value="45572">
                <text:p>45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7.003cm" svg:y="0.315cm" chart:style-name="ch2">
          <text:p>Gráfico 2</text:p>
        </chart:title>
        <chart:subtitle svg:x="1.79cm" svg:y="1.299cm" chart:style-name="ch3">
          <text:p>Tempos da implementação da Lista de Prioridades com vetor ordenado</text:p>
        </chart:subtitle>
        <chart:legend chart:legend-position="end" svg:x="12.942cm" svg:y="2.955cm" style:legend-expansion="high" chart:style-name="ch4"/>
        <chart:plot-area chart:style-name="ch5" chart:data-source-has-labels="both" svg:x="1.33cm" svg:y="2.187cm" svg:width="11.293cm" svg:height="5.65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3.154cm" svg:y="2.261cm" svg:width="9.377cm" svg:height="4.93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6.204cm" svg:y="8.018cm" chart:style-name="ch7">
              <text:p>Operação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5.904cm" chart:style-name="ch9">
              <text:p>Tempo (ms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5" chart:label-cell-address="local-table.$B$1" chart:class="chart:bar">
            <chart:data-point chart:repeated="4"/>
          </chart:series>
          <chart:series chart:style-name="ch12" chart:values-cell-range-address="local-table.$C$2:.$C$5" chart:label-cell-address="local-table.$C$1" chart:class="chart:bar">
            <chart:data-point chart:repeated="4"/>
          </chart:series>
          <chart:series chart:style-name="ch13" chart:values-cell-range-address="local-table.$D$2:.$D$5" chart:label-cell-address="local-table.$D$1" chart:class="chart:bar">
            <chart:data-point chart:repeated="4"/>
          </chart:series>
          <chart:series chart:style-name="ch14" chart:values-cell-range-address="local-table.$E$2:.$E$5" chart:label-cell-address="local-table.$E$1" chart:class="chart:bar">
            <chart:data-point chart:repeated="4"/>
          </chart:series>
          <chart:series chart:style-name="ch15" chart:values-cell-range-address="local-table.$F$2:.$F$5" chart:label-cell-address="local-table.$F$1" chart:class="chart:bar">
            <chart:data-point chart:repeated="4"/>
          </chart:series>
          <chart:series chart:style-name="ch16" chart:values-cell-range-address="local-table.$G$2:.$G$5" chart:label-cell-address="local-table.$G$1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 Tarefas</text:p>
              </table:table-cell>
              <table:table-cell office:value-type="string">
                <text:p>10000 Tarefas</text:p>
              </table:table-cell>
              <table:table-cell office:value-type="string">
                <text:p>50000 Tarefas</text:p>
              </table:table-cell>
              <table:table-cell office:value-type="string">
                <text:p>100000Tarefas</text:p>
              </table:table-cell>
              <table:table-cell office:value-type="string">
                <text:p>500000 Tarefas</text:p>
              </table:table-cell>
              <table:table-cell office:value-type="string">
                <text:p>800000 Tarefas</text:p>
              </table:table-cell>
            </table:table-row>
          </table:table-header-rows>
          <table:table-rows>
            <table:table-row>
              <table:table-cell office:value-type="string">
                <text:p>Inserção</text:p>
              </table:table-cell>
              <table:table-cell office:value-type="float" office:value="1">
                <text:p>1</text:p>
              </table:table-cell>
              <table:table-cell office:value-type="float" office:value="191">
                <text:p>191</text:p>
              </table:table-cell>
              <table:table-cell office:value-type="float" office:value="4547">
                <text:p>4547</text:p>
              </table:table-cell>
              <table:table-cell office:value-type="float" office:value="18415">
                <text:p>18415</text:p>
              </table:table-cell>
              <table:table-cell office:value-type="float" office:value="459380">
                <text:p>459380</text:p>
              </table:table-cell>
              <table:table-cell office:value-type="float" office:value="13583305">
                <text:p>13583305</text:p>
              </table:table-cell>
            </table:table-row>
            <table:table-row>
              <table:table-cell office:value-type="string">
                <text:p>Alteração</text:p>
              </table:table-cell>
              <table:table-cell office:value-type="float" office:value="1">
                <text:p>1</text:p>
              </table:table-cell>
              <table:table-cell office:value-type="float" office:value="154">
                <text:p>154</text:p>
              </table:table-cell>
              <table:table-cell office:value-type="float" office:value="3856">
                <text:p>3856</text:p>
              </table:table-cell>
              <table:table-cell office:value-type="float" office:value="15359">
                <text:p>15359</text:p>
              </table:table-cell>
              <table:table-cell office:value-type="float" office:value="383733">
                <text:p>383733</text:p>
              </table:table-cell>
              <table:table-cell office:value-type="float" office:value="1098336">
                <text:p>1098336</text:p>
              </table:table-cell>
            </table:table-row>
            <table:table-row>
              <table:table-cell office:value-type="string">
                <text:p>Seleção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2442">
                <text:p>2442</text:p>
              </table:table-cell>
              <table:table-cell office:value-type="float" office:value="9853">
                <text:p>9853</text:p>
              </table:table-cell>
              <table:table-cell office:value-type="float" office:value="248537">
                <text:p>248537</text:p>
              </table:table-cell>
              <table:table-cell office:value-type="float" office:value="707099">
                <text:p>707099</text:p>
              </table:table-cell>
            </table:table-row>
            <table:table-row>
              <table:table-cell office:value-type="string">
                <text:p>Remoção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  <table:table-cell office:value-type="float" office:value="1795">
                <text:p>1795</text:p>
              </table:table-cell>
              <table:table-cell office:value-type="float" office:value="7215">
                <text:p>7215</text:p>
              </table:table-cell>
              <table:table-cell office:value-type="float" office:value="193889">
                <text:p>193889</text:p>
              </table:table-cell>
              <table:table-cell office:value-type="float" office:value="509070">
                <text:p>5090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7.189cm" svg:y="0.317cm" chart:style-name="ch2">
          <text:p>Gráfico 3</text:p>
        </chart:title>
        <chart:subtitle svg:x="1.367cm" svg:y="1.299cm" chart:style-name="ch3">
          <text:p>Tempos da implementação da Lista de Prioridades com vetor não ordenado </text:p>
        </chart:subtitle>
        <chart:legend chart:legend-position="end" svg:x="12.941cm" svg:y="2.955cm" style:legend-expansion="high" chart:style-name="ch4"/>
        <chart:plot-area chart:style-name="ch5" chart:data-source-has-labels="both" svg:x="1.33cm" svg:y="2.187cm" svg:width="11.292cm" svg:height="5.65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785cm" svg:y="2.256cm" svg:width="9.744cm" svg:height="4.9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6.204cm" svg:y="8.018cm" chart:style-name="ch7">
              <text:p>Operação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5.904cm" chart:style-name="ch9">
              <text:p>Tempo (ms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5" chart:label-cell-address="local-table.$B$1" chart:class="chart:bar">
            <chart:data-point chart:repeated="4"/>
          </chart:series>
          <chart:series chart:style-name="ch12" chart:values-cell-range-address="local-table.$C$2:.$C$5" chart:label-cell-address="local-table.$C$1" chart:class="chart:bar">
            <chart:data-point chart:repeated="4"/>
          </chart:series>
          <chart:series chart:style-name="ch13" chart:values-cell-range-address="local-table.$D$2:.$D$5" chart:label-cell-address="local-table.$D$1" chart:class="chart:bar">
            <chart:data-point chart:repeated="4"/>
          </chart:series>
          <chart:series chart:style-name="ch14" chart:values-cell-range-address="local-table.$E$2:.$E$5" chart:label-cell-address="local-table.$E$1" chart:class="chart:bar">
            <chart:data-point chart:repeated="4"/>
          </chart:series>
          <chart:series chart:style-name="ch15" chart:values-cell-range-address="local-table.$F$2:.$F$5" chart:label-cell-address="local-table.$F$1" chart:class="chart:bar">
            <chart:data-point chart:repeated="4"/>
          </chart:series>
          <chart:series chart:style-name="ch16" chart:values-cell-range-address="local-table.$G$2:.$G$5" chart:label-cell-address="local-table.$G$1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 Tarefas</text:p>
              </table:table-cell>
              <table:table-cell office:value-type="string">
                <text:p>10000 Tarefas</text:p>
              </table:table-cell>
              <table:table-cell office:value-type="string">
                <text:p>50000 Tarefas</text:p>
              </table:table-cell>
              <table:table-cell office:value-type="string">
                <text:p>100000 Tarefas</text:p>
              </table:table-cell>
              <table:table-cell office:value-type="string">
                <text:p>500000 Tarefas</text:p>
              </table:table-cell>
              <table:table-cell office:value-type="string">
                <text:p>800000 Tarefas</text:p>
              </table:table-cell>
            </table:table-row>
          </table:table-header-rows>
          <table:table-rows>
            <table:table-row>
              <table:table-cell office:value-type="string">
                <text:p>Inserção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  <table:table-cell office:value-type="float" office:value="1719">
                <text:p>1719</text:p>
              </table:table-cell>
              <table:table-cell office:value-type="float" office:value="9435">
                <text:p>9435</text:p>
              </table:table-cell>
              <table:table-cell office:value-type="float" office:value="236394">
                <text:p>236394</text:p>
              </table:table-cell>
              <table:table-cell office:value-type="float" office:value="642211">
                <text:p>642211</text:p>
              </table:table-cell>
            </table:table-row>
            <table:table-row>
              <table:table-cell office:value-type="string">
                <text:p>Alteração</text:p>
              </table:table-cell>
              <table:table-cell office:value-type="float" office:value="1">
                <text:p>1</text:p>
              </table:table-cell>
              <table:table-cell office:value-type="float" office:value="101">
                <text:p>101</text:p>
              </table:table-cell>
              <table:table-cell office:value-type="float" office:value="2312">
                <text:p>2312</text:p>
              </table:table-cell>
              <table:table-cell office:value-type="float" office:value="9011">
                <text:p>9011</text:p>
              </table:table-cell>
              <table:table-cell office:value-type="float" office:value="222801">
                <text:p>222801</text:p>
              </table:table-cell>
              <table:table-cell office:value-type="float" office:value="584406">
                <text:p>584406</text:p>
              </table:table-cell>
            </table:table-row>
            <table:table-row>
              <table:table-cell office:value-type="string">
                <text:p>Seleção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2780">
                <text:p>2780</text:p>
              </table:table-cell>
              <table:table-cell office:value-type="float" office:value="11100">
                <text:p>11100</text:p>
              </table:table-cell>
              <table:table-cell office:value-type="float" office:value="275252">
                <text:p>275252</text:p>
              </table:table-cell>
              <table:table-cell office:value-type="float" office:value="732183">
                <text:p>732183</text:p>
              </table:table-cell>
            </table:table-row>
            <table:table-row>
              <table:table-cell office:value-type="string">
                <text:p>Remoção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2089">
                <text:p>2089</text:p>
              </table:table-cell>
              <table:table-cell office:value-type="float" office:value="8370">
                <text:p>8370</text:p>
              </table:table-cell>
              <table:table-cell office:value-type="float" office:value="206251">
                <text:p>206251</text:p>
              </table:table-cell>
              <table:table-cell office:value-type="float" office:value="554287">
                <text:p>554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67cm" svg:height="8.999cm" xlink:href="." xlink:type="simple" chart:class="chart:bar" chart:style-name="ch1">
        <chart:title svg:x="9.387cm" svg:y="0.315cm" chart:style-name="ch2">
          <text:p>Gráfico 4</text:p>
        </chart:title>
        <chart:subtitle svg:x="0.933cm" svg:y="1.299cm" chart:style-name="ch3">
          <text:p>Comparação de tempos de execução das implementações de Lista de Prioridades em relação as operações</text:p>
        </chart:subtitle>
        <chart:legend chart:legend-position="end" svg:x="18.557cm" svg:y="3.453cm" style:legend-expansion="high" chart:style-name="ch4"/>
        <chart:plot-area chart:style-name="ch5" chart:data-source-has-labels="both" svg:x="1.426cm" svg:y="2.187cm" svg:width="16.716cm" svg:height="5.65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3.259cm" svg:y="2.187cm" svg:width="14.782cm" svg:height="5.00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9.012cm" svg:y="8.018cm" chart:style-name="ch7">
              <text:p>Operação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261cm" chart:style-name="ch9">
              <text:p>Tempo Total (ms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series chart:style-name="ch13" chart:values-cell-range-address="local-table.$D$2:.$D$4" chart:label-cell-address="local-table.$D$1" chart:class="chart:bar">
            <chart:data-point chart:repeated="3"/>
          </chart:series>
          <chart:series chart:style-name="ch14" chart:values-cell-range-address="local-table.$E$2:.$E$4" chart:label-cell-address="local-table.$E$1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ção</text:p>
              </table:table-cell>
              <table:table-cell office:value-type="string">
                <text:p>Alteração</text:p>
              </table:table-cell>
              <table:table-cell office:value-type="string">
                <text:p>Seleção</text:p>
              </table:table-cell>
              <table:table-cell office:value-type="string">
                <text:p>Remoção</text:p>
              </table:table-cell>
            </table:table-row>
          </table:table-header-rows>
          <table:table-rows>
            <table:table-row>
              <table:table-cell office:value-type="string">
                <text:p>Heap</text:p>
              </table:table-cell>
              <table:table-cell office:value-type="float" office:value="109775">
                <text:p>109775</text:p>
              </table:table-cell>
              <table:table-cell office:value-type="float" office:value="172356">
                <text:p>172356</text:p>
              </table:table-cell>
              <table:table-cell office:value-type="float" office:value="85717">
                <text:p>85717</text:p>
              </table:table-cell>
              <table:table-cell office:value-type="float" office:value="64365">
                <text:p>64365</text:p>
              </table:table-cell>
            </table:table-row>
            <table:table-row>
              <table:table-cell office:value-type="string">
                <text:p>VetorOrdenado</text:p>
              </table:table-cell>
              <table:table-cell office:value-type="float" office:value="14065839">
                <text:p>14065839</text:p>
              </table:table-cell>
              <table:table-cell office:value-type="float" office:value="1501439">
                <text:p>1501439</text:p>
              </table:table-cell>
              <table:table-cell office:value-type="float" office:value="968031">
                <text:p>968031</text:p>
              </table:table-cell>
              <table:table-cell office:value-type="float" office:value="712044">
                <text:p>712044</text:p>
              </table:table-cell>
            </table:table-row>
            <table:table-row>
              <table:table-cell office:value-type="string">
                <text:p>VetorNOOrdenado</text:p>
              </table:table-cell>
              <table:table-cell office:value-type="float" office:value="889880">
                <text:p>889880</text:p>
              </table:table-cell>
              <table:table-cell office:value-type="float" office:value="818632">
                <text:p>818632</text:p>
              </table:table-cell>
              <table:table-cell office:value-type="float" office:value="1021434">
                <text:p>1021434</text:p>
              </table:table-cell>
              <table:table-cell office:value-type="float" office:value="771093">
                <text:p>7710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